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ded9" officeooo:paragraph-rsid="0007ded9"/>
    </style:style>
    <style:style style:name="P2" style:family="paragraph" style:parent-style-name="Standard">
      <style:paragraph-properties fo:text-align="center" style:justify-single-word="false"/>
      <style:text-properties officeooo:rsid="0007ded9" officeooo:paragraph-rsid="0007ded9"/>
    </style:style>
    <style:style style:name="P3" style:family="paragraph" style:parent-style-name="Standard">
      <style:paragraph-properties fo:text-align="start" style:justify-single-word="false"/>
      <style:text-properties officeooo:rsid="0007ded9" officeooo:paragraph-rsid="0007ded9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7ded9" officeooo:paragraph-rsid="0007ded9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7ded9" officeooo:paragraph-rsid="0007ded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9b5b2" officeooo:paragraph-rsid="0009b5b2"/>
    </style:style>
    <style:style style:name="P7" style:family="paragraph" style:parent-style-name="Standard">
      <style:paragraph-properties fo:text-align="start" style:justify-single-word="false"/>
      <style:text-properties officeooo:rsid="0009b5b2" officeooo:paragraph-rsid="0007ded9"/>
    </style:style>
    <style:style style:name="P8" style:family="paragraph" style:parent-style-name="Standard">
      <style:paragraph-properties fo:text-align="start" style:justify-single-word="false"/>
      <style:text-properties officeooo:rsid="0009b5b2" officeooo:paragraph-rsid="0009b5b2"/>
    </style:style>
    <style:style style:name="P9" style:family="paragraph" style:parent-style-name="Standard">
      <style:paragraph-properties fo:text-align="start" style:justify-single-word="false"/>
      <style:text-properties fo:font-style="italic" officeooo:rsid="0009b5b2" officeooo:paragraph-rsid="0009b5b2" style:font-style-asian="italic" style:font-style-complex="italic"/>
    </style:style>
    <style:style style:name="T1" style:family="text">
      <style:text-properties officeooo:rsid="0009b5b2"/>
    </style:style>
    <style:style style:name="T2" style:family="text">
      <style:text-properties fo:font-style="italic" officeooo:rsid="0009b5b2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lan Campbell</text:p>
      <text:p text:style-name="P1">December 6, 2016</text:p>
      <text:p text:style-name="P2">Letter of Resignation</text:p>
      <text:p text:style-name="P1"/>
      <text:p text:style-name="P1">Regal Cinemas,</text:p>
      <text:p text:style-name="P1"/>
      <text:p text:style-name="P1">I regret to inform you that I will be resigning from my position as a fellow cast member.</text:p>
      <text:p text:style-name="P1"/>
      <text:p text:style-name="P3">This is due to finding better employment with better benefits and wages.</text:p>
      <text:p text:style-name="P3"/>
      <text:p text:style-name="P3">If you would, let me give you some feedback on how you could improve to make my replacement more likely to stay.</text:p>
      <text:p text:style-name="P3"/>
      <text:p text:style-name="P3">Management:</text:p>
      <text:list xml:id="list5406327720778509061" text:style-name="L1">
        <text:list-item>
          <text:p text:style-name="P6">Make better use of the employee reward system.</text:p>
        </text:list-item>
        <text:list-item>
          <text:p text:style-name="P4">Hold managers accountable for loitering and halting work flow.</text:p>
        </text:list-item>
      </text:list>
      <text:p text:style-name="P3"/>
      <text:p text:style-name="P3">Empathy:</text:p>
      <text:list xml:id="list4777842057644649799" text:style-name="L2">
        <text:list-item>
          <text:p text:style-name="P5">When creating schedules, recognize that human beings need not work morning and night shift twice or more in a row.</text:p>
        </text:list-item>
        <text:list-item>
          <text:p text:style-name="P5">Do not “<text:span text:style-name="T2">reward”</text:span> the harder workers by <text:span text:style-name="T1">putting</text:span> them constantly <text:span text:style-name="T1">on</text:span> the “busy” line.</text:p>
        </text:list-item>
      </text:list>
      <text:p text:style-name="P7"/>
      <text:p text:style-name="P8">The wages seem fitting for the mindless tasks employees are made to do. <text:s/>The free movie tickets is a great benefit.</text:p>
      <text:p text:style-name="P8"/>
      <text:p text:style-name="P8">If you have any questions or concerns, please hesitate to call me at ###-###-####.</text:p>
      <text:p text:style-name="P8"/>
      <text:p text:style-name="P8"/>
      <text:p text:style-name="P8">Sincerely,</text:p>
      <text:p text:style-name="P8"/>
      <text:p text:style-name="P8">Dylan Campbell</text:p>
      <text:p text:style-name="P9">Overqualified guy who served popcorn to the infinite masses on line 1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46:51.509220694</meta:creation-date>
    <dc:date>2016-12-06T11:11:56.012965134</dc:date>
    <meta:editing-duration>PT9M54S</meta:editing-duration>
    <meta:editing-cycles>1</meta:editing-cycles>
    <meta:document-statistic meta:table-count="0" meta:image-count="0" meta:object-count="0" meta:page-count="1" meta:paragraph-count="18" meta:word-count="169" meta:character-count="954" meta:non-whitespace-character-count="806"/>
    <meta:generator>LibreOffice/4.2.8.2$Linux_X86_64 LibreOffice_project/420m0$Build-2</meta:generator>
  </office:meta>
</office:document-meta>
</file>